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solid" svg:stroke-width="0.081cm" svg:stroke-color="#ffffff" draw:marker-start-width="0.321cm" draw:marker-end-width="0.321cm" draw:fill="none" draw:fill-color="#ffffff" draw:textarea-horizontal-align="justify" draw:textarea-vertical-align="middle" draw:auto-grow-height="false" fo:min-height="1.401cm" fo:min-width="11.184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a93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5" style:family="graphic" style:parent-style-name="standard">
      <style:graphic-properties svg:stroke-width="0.053cm" svg:stroke-color="#ea7500" draw:marker-start-width="0.279cm" draw:marker-end-width="0.279cm" draw:fill="solid" draw:fill-color="#ff0000" draw:textarea-vertical-align="middle" draw:auto-grow-height="false" fo:min-height="0.111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solid" svg:stroke-width="0.081cm" svg:stroke-color="#ffffff" draw:marker-start-width="0.321cm" draw:marker-end-width="0.321cm" draw:fill="none" draw:fill-color="#ffffff" draw:textarea-horizontal-align="justify" draw:textarea-vertical-align="middle" draw:auto-grow-height="false" fo:min-height="1.321cm" fo:min-width="11.104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999999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0000" draw:marker-start="Arrow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53cm" svg:stroke-color="#ea7500" draw:marker-start-width="0.279cm" draw:marker-end-width="0.279cm" draw:fill-color="#ff0000" draw:textarea-vertical-align="middle" draw:auto-grow-height="false" fo:min-height="0.059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1.504cm"/>
      <style:paragraph-properties style:writing-mode="lr-tb"/>
    </style:style>
    <style:style style:name="gr12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13cm"/>
      <style:paragraph-properties style:writing-mode="lr-tb"/>
    </style:style>
    <style:style style:name="gr14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6" style:family="graphic" style:parent-style-name="standard">
      <style:graphic-properties svg:stroke-width="0.081cm" svg:stroke-color="#ffffff" draw:marker-start-width="0.321cm" draw:marker-end-width="0.321cm" draw:fill="none" draw:fill-color="#ffffff" draw:textarea-horizontal-align="justify" draw:textarea-vertical-align="middle" draw:auto-grow-height="false" fo:min-height="1.401cm" fo:min-width="5.469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ffffff" draw:marker-start-width="0.321cm" draw:marker-end-width="0.321cm" draw:fill="none" draw:fill-color="#ffffff" draw:textarea-horizontal-align="justify" draw:textarea-vertical-align="middle" draw:auto-grow-height="false" fo:min-height="1.401cm" fo:min-width="6.231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color="#ffffff" draw:fill-color="#808080" draw:textarea-horizontal-align="justify" draw:textarea-vertical-align="middle" draw:auto-grow-height="false" fo:min-height="8.894cm" fo:min-width="13.978cm"/>
    </style:style>
    <style:style style:name="gr19" style:family="graphic" style:parent-style-name="standard">
      <style:graphic-properties svg:stroke-color="#ffffff" draw:fill="solid" draw:fill-color="#111111" draw:textarea-horizontal-align="justify" draw:textarea-vertical-align="middle" draw:auto-grow-height="false" fo:min-height="8.259cm" fo:min-width="13.978cm"/>
    </style:style>
    <style:style style:name="gr20" style:family="graphic" style:parent-style-name="standard">
      <style:graphic-properties svg:stroke-color="#ffffff" draw:fill-color="#1c1c1c" draw:textarea-horizontal-align="justify" draw:textarea-vertical-align="middle" draw:auto-grow-height="false" fo:min-height="1.02cm" fo:min-width="4.58cm"/>
      <style:paragraph-properties style:writing-mode="lr-tb"/>
    </style:style>
    <style:style style:name="gr21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2.961cm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23" style:family="graphic" style:parent-style-name="standard">
      <style:graphic-properties svg:stroke-color="#ffffff" draw:fill-color="#111111" draw:textarea-horizontal-align="justify" draw:textarea-vertical-align="middle" draw:auto-grow-height="false" fo:min-height="8.259cm" fo:min-width="13.978cm"/>
    </style:style>
    <style:style style:name="gr24" style:family="graphic" style:parent-style-name="standard">
      <style:graphic-properties svg:stroke-color="#ffffff" draw:fill-color="#111111" draw:textarea-horizontal-align="justify" draw:textarea-vertical-align="middle" draw:auto-grow-height="false" fo:min-height="8.259cm" fo:min-width="13.978cm"/>
      <style:paragraph-properties style:writing-mode="lr-tb"/>
    </style:style>
    <style:style style:name="gr25" style:family="graphic" style:parent-style-name="standard">
      <style:graphic-properties svg:stroke-color="#ffffff" draw:fill-color="#ea7500" draw:textarea-horizontal-align="justify" draw:textarea-vertical-align="middle" draw:auto-grow-height="false" fo:min-height="0.896cm" fo:min-width="4.837cm"/>
      <style:paragraph-properties style:writing-mode="lr-tb"/>
    </style:style>
    <style:style style:name="gr26" style:family="graphic" style:parent-style-name="standard">
      <style:graphic-properties svg:stroke-color="#ffffff" draw:fill-color="#333333" draw:textarea-horizontal-align="justify" draw:textarea-vertical-align="middle" draw:auto-grow-height="false" fo:min-height="1.02cm" fo:min-width="4.5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none" draw:fill-color="#ffffff"/>
      <style:text-properties fo:color="#999999" loext:opacity="100%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="solid" draw:fill-color="#111111"/>
      <style:paragraph-properties fo:text-align="center"/>
    </style:style>
    <style:style style:name="P13" style:family="paragraph">
      <loext:graphic-properties draw:fill-color="#1c1c1c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-color="#1c1c1c"/>
      <style:paragraph-properties fo:text-align="center"/>
      <style:text-properties fo:font-size="22pt"/>
    </style:style>
    <style:style style:name="P15" style:family="paragraph">
      <loext:graphic-properties draw:fill-color="#111111"/>
      <style:paragraph-properties fo:text-align="center"/>
    </style:style>
    <style:style style:name="P16" style:family="paragraph">
      <loext:graphic-properties draw:fill-color="#1c1c1c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ea7500"/>
      <style:paragraph-properties fo:text-align="center"/>
    </style:style>
    <style:style style:name="P18" style:family="paragraph">
      <loext:graphic-properties draw:fill-color="#333333"/>
      <style:paragraph-properties fo:text-align="center"/>
      <style:text-properties fo:font-size="22pt"/>
    </style:style>
    <style:style style:name="P19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999999" loext:opacity="100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1.684cm" svg:height="1.651cm" svg:x="4.048cm" svg:y="2.905cm">
          <text:p text:style-name="P1">Method where error occurred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1.684cm" svg:height="1.651cm" svg:x="4.048cm" svg:y="5.905cm">
          <text:p text:style-name="P1">Method without exception hand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1.684cm" svg:height="1.651cm" svg:x="4.048cm" svg:y="8.905cm">
          <text:p text:style-name="P1">Method with an exception hand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1.684cm" svg:height="1.651cm" svg:x="4.048cm" svg:y="11.905cm">
          <text:p text:style-name="P1">Mai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5.732cm" svg:y1="12.73cm" svg:x2="15.732cm" svg:y2="9.73cm" draw:start-shape="id1" draw:start-glue-point="1" draw:end-shape="id2" draw:end-glue-point="1" svg:d="M15732 12730c811 0 811-3000 0-3000" svg:viewBox="0 0 609 3001">
          <text:p/>
        </draw:connector>
        <draw:connector draw:style-name="gr2" draw:text-style-name="P3" draw:layer="layout" draw:type="curve" svg:x1="15.732cm" svg:y1="6.73cm" svg:x2="15.732cm" svg:y2="3.73cm" draw:start-shape="id3" draw:start-glue-point="1" draw:end-shape="id4" draw:end-glue-point="1" svg:d="M15732 6730c811 0 811-3000 0-3000" svg:viewBox="0 0 609 3001">
          <text:p/>
        </draw:connector>
        <draw:connector draw:style-name="gr2" draw:text-style-name="P3" draw:layer="layout" draw:type="curve" svg:x1="15.732cm" svg:y1="9.73cm" svg:x2="15.732cm" svg:y2="6.73cm" draw:start-shape="id2" draw:start-glue-point="1" draw:end-shape="id3" draw:end-glue-point="1" svg:d="M15732 9730c811 0 811-3000 0-3000" svg:viewBox="0 0 609 3001">
          <text:p/>
        </draw:connector>
        <draw:line draw:style-name="gr3" draw:text-style-name="P3" draw:layer="layout" svg:x1="0.238cm" svg:y1="12.811cm" svg:x2="4.048cm" svg:y2="12.811cm">
          <text:p/>
        </draw:line>
        <draw:frame draw:style-name="gr4" draw:text-style-name="P4" draw:layer="layout" svg:width="3.88cm" svg:height="0.962cm" svg:x="17.564cm" svg:y="4.791cm">
          <draw:text-box>
            <text:p>Method Call</text:p>
          </draw:text-box>
        </draw:frame>
        <draw:frame draw:style-name="gr4" draw:text-style-name="P4" draw:layer="layout" svg:width="3.88cm" svg:height="0.962cm" svg:x="17.564cm" svg:y="7.791cm">
          <draw:text-box>
            <text:p>Method Call</text:p>
          </draw:text-box>
        </draw:frame>
        <draw:frame draw:style-name="gr4" draw:text-style-name="P4" draw:layer="layout" svg:width="3.88cm" svg:height="0.962cm" svg:x="17.564cm" svg:y="10.791cm">
          <draw:text-box>
            <text:p>Method Call</text:p>
          </draw:text-box>
        </draw:frame>
        <draw:custom-shape draw:style-name="gr5" draw:text-style-name="P5" draw:layer="layout" svg:width="1.016cm" svg:height="1.143cm" svg:x="14.456cm" svg:y="3.15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6" draw:text-style-name="P4" draw:layer="layout" svg:width="3.937cm" svg:height="1.673cm" svg:x="-0.04cm" svg:y="11.646cm">
          <draw:text-box>
            <text:p>Launch app</text:p>
          </draw:text-box>
        </draw:frame>
        <draw:custom-shape draw:style-name="gr7" draw:text-style-name="P2" xml:id="id8" draw:id="id8" draw:layer="layout" svg:width="11.684cm" svg:height="1.651cm" svg:x="4.048cm" svg:y="15.905cm">
          <text:p text:style-name="P1">Method where error occurred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11.684cm" svg:height="1.651cm" svg:x="4.048cm" svg:y="18.905cm">
          <text:p text:style-name="P1">Method without exception handler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11.684cm" svg:height="1.651cm" svg:x="4.048cm" svg:y="21.905cm">
          <text:p text:style-name="P1">Method with an exception handler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11.684cm" svg:height="1.651cm" svg:x="4.048cm" svg:y="24.905cm">
          <text:p text:style-name="P1">Main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15.732cm" svg:y1="25.73cm" svg:x2="15.732cm" svg:y2="22.73cm" draw:start-shape="id5" draw:start-glue-point="1" draw:end-shape="id6" draw:end-glue-point="1" svg:d="M15732 25730c811 0 811-3000 0-3000" svg:viewBox="0 0 609 3001">
          <text:p/>
        </draw:connector>
        <draw:connector draw:style-name="gr8" draw:text-style-name="P3" draw:layer="layout" draw:type="curve" svg:x1="15.732cm" svg:y1="19.73cm" svg:x2="15.732cm" svg:y2="16.73cm" draw:start-shape="id7" draw:start-glue-point="1" draw:end-shape="id8" draw:end-glue-point="1" svg:d="M15732 19730c811 0 811-3000 0-3000" svg:viewBox="0 0 609 3001">
          <text:p/>
        </draw:connector>
        <draw:connector draw:style-name="gr8" draw:text-style-name="P3" draw:layer="layout" draw:type="curve" svg:x1="15.732cm" svg:y1="22.73cm" svg:x2="15.732cm" svg:y2="19.73cm" draw:start-shape="id6" draw:start-glue-point="1" draw:end-shape="id7" draw:end-glue-point="1" svg:d="M15732 22730c811 0 811-3000 0-3000" svg:viewBox="0 0 609 3001">
          <text:p/>
        </draw:connector>
        <draw:line draw:style-name="gr9" draw:text-style-name="P3" draw:layer="layout" svg:x1="0.238cm" svg:y1="25.811cm" svg:x2="4.048cm" svg:y2="25.811cm">
          <text:p/>
        </draw:line>
        <draw:frame draw:style-name="gr4" draw:text-style-name="P6" draw:layer="layout" svg:width="3.88cm" svg:height="0.962cm" svg:x="17.564cm" svg:y="17.791cm">
          <draw:text-box>
            <text:p><text:span text:style-name="T1">Method Call</text:span></text:p>
          </draw:text-box>
        </draw:frame>
        <draw:frame draw:style-name="gr4" draw:text-style-name="P6" draw:layer="layout" svg:width="3.88cm" svg:height="0.962cm" svg:x="17.564cm" svg:y="20.791cm">
          <draw:text-box>
            <text:p><text:span text:style-name="T1">Method Call</text:span></text:p>
          </draw:text-box>
        </draw:frame>
        <draw:frame draw:style-name="gr4" draw:text-style-name="P6" draw:layer="layout" svg:width="3.88cm" svg:height="0.962cm" svg:x="17.564cm" svg:y="23.791cm">
          <draw:text-box>
            <text:p><text:span text:style-name="T1">Method Call</text:span></text:p>
          </draw:text-box>
        </draw:frame>
        <draw:custom-shape draw:style-name="gr10" draw:text-style-name="P7" draw:layer="layout" svg:width="1.016cm" svg:height="1.143cm" svg:x="14.456cm" svg:y="16.15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1" draw:text-style-name="P4" draw:layer="layout" svg:width="5.437cm" svg:height="1.754cm" svg:x="-1.54cm" svg:y="24.146cm">
          <draw:text-box>
            <text:p>Abort program; print stack trace</text:p>
          </draw:text-box>
        </draw:frame>
        <draw:connector draw:style-name="gr12" draw:text-style-name="P3" draw:layer="layout" draw:type="line" svg:x1="9.89cm" svg:y1="17.556cm" svg:x2="9.89cm" svg:y2="18.905cm" draw:start-shape="id8" draw:start-glue-point="2" draw:end-shape="id7" draw:end-glue-point="0" svg:d="M9890 17556v1349" svg:viewBox="0 0 1 1350">
          <text:p/>
        </draw:connector>
        <draw:connector draw:style-name="gr12" draw:text-style-name="P3" draw:layer="layout" draw:type="line" svg:x1="9.89cm" svg:y1="20.556cm" svg:x2="9.89cm" svg:y2="21.905cm" draw:start-shape="id7" draw:start-glue-point="2" draw:end-shape="id6" draw:end-glue-point="0" svg:d="M9890 20556v1349" svg:viewBox="0 0 1 1350">
          <text:p/>
        </draw:connector>
        <draw:connector draw:style-name="gr12" draw:text-style-name="P3" draw:layer="layout" draw:type="line" svg:x1="9.89cm" svg:y1="23.556cm" svg:x2="9.89cm" svg:y2="24.905cm" draw:start-shape="id6" draw:start-glue-point="2" draw:end-shape="id5" draw:end-glue-point="0" svg:d="M9890 23556v1349" svg:viewBox="0 0 1 1350">
          <text:p/>
        </draw:connector>
        <draw:frame draw:style-name="gr13" draw:text-style-name="P8" draw:layer="layout" svg:width="7.013cm" svg:height="0.806cm" svg:x="10.071cm" svg:y="17.818cm">
          <draw:text-box>
            <text:p><text:span text:style-name="T2">Looking for exception handler</text:span></text:p>
          </draw:text-box>
        </draw:frame>
        <draw:frame draw:style-name="gr13" draw:text-style-name="P8" draw:layer="layout" svg:width="7.013cm" svg:height="0.806cm" svg:x="10.072cm" svg:y="20.818cm">
          <draw:text-box>
            <text:p><text:span text:style-name="T2">Looking for exception handler</text:span></text:p>
          </draw:text-box>
        </draw:frame>
        <draw:frame draw:style-name="gr13" draw:text-style-name="P8" draw:layer="layout" svg:width="7.013cm" svg:height="0.806cm" svg:x="10.073cm" svg:y="23.818cm">
          <draw:text-box>
            <text:p><text:span text:style-name="T2">Looking for exception handler</text:span></text:p>
          </draw:text-box>
        </draw:frame>
        <draw:line draw:style-name="gr14" draw:text-style-name="P9" draw:layer="layout" svg:x1="0.218cm" svg:y1="22.811cm" svg:x2="4.028cm" svg:y2="22.811cm">
          <text:p/>
        </draw:line>
        <draw:line draw:style-name="gr14" draw:text-style-name="P9" draw:layer="layout" svg:x1="0.198cm" svg:y1="19.811cm" svg:x2="4.008cm" svg:y2="19.811cm">
          <text:p/>
        </draw:line>
        <draw:line draw:style-name="gr14" draw:text-style-name="P9" draw:layer="layout" svg:x1="0.178cm" svg:y1="16.811cm" svg:x2="3.988cm" svg:y2="16.811cm">
          <text:p/>
        </draw:line>
        <draw:frame draw:style-name="gr6" draw:text-style-name="P4" draw:layer="layout" svg:width="5.692cm" svg:height="1.673cm" svg:x="-1.794cm" svg:y="15.647cm">
          <draw:text-box>
            <text:p>Throws Exception</text:p>
          </draw:text-box>
        </draw:frame>
        <draw:frame draw:style-name="gr6" draw:text-style-name="P4" draw:layer="layout" svg:width="6.201cm" svg:height="1.673cm" svg:x="-2.302cm" svg:y="18.648cm">
          <draw:text-box>
            <text:p>Forwards Exception</text:p>
          </draw:text-box>
        </draw:frame>
        <draw:frame draw:style-name="gr15" draw:text-style-name="P4" draw:layer="layout" svg:width="4.678cm" svg:height="3.095cm" svg:x="-0.778cm" svg:y="21.149cm">
          <draw:text-box>
            <text:p>Catches other exception type</text:p>
          </draw:text-box>
        </draw:frame>
      </draw:page>
      <draw:page draw:name="page2" draw:style-name="dp1" draw:master-page-name="Default">
        <draw:custom-shape draw:style-name="gr16" draw:text-style-name="P2" draw:layer="layout" svg:width="5.969cm" svg:height="1.651cm" svg:x="9.861cm" svg:y="12.048cm">
          <text:p text:style-name="P1">Throwable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2" draw:id="id12" draw:layer="layout" svg:width="5.969cm" svg:height="1.651cm" svg:x="9.861cm" svg:y="4.048cm">
          <text:p text:style-name="P1"><text:span text:style-name="T3">Throw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3" draw:id="id13" draw:layer="layout" svg:width="5.969cm" svg:height="1.651cm" svg:x="13.842cm" svg:y="8.048cm">
          <text:p text:style-name="P1"><text:span text:style-name="T3">Error</text:span></text:p>
          <text:p text:style-name="P1"><text:span text:style-name="T2">(Unchecked)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0" draw:id="id10" draw:layer="layout" svg:width="5.969cm" svg:height="1.651cm" svg:x="5.842cm" svg:y="8.048cm">
          <text:p text:style-name="P1"><text:span text:style-name="T3">E</text:span><text:span text:style-name="T3">x</text:span><text:span text:style-name="T3">c</text:span><text:span text:style-name="T3">e</text:span><text:span text:style-name="T3">p</text:span><text:span text:style-name="T3">t</text:span><text:span text:style-name="T3">i</text:span><text:span text:style-name="T3">o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9" draw:id="id9" draw:layer="layout" svg:width="5.969cm" svg:height="1.651cm" svg:x="1.842cm" svg:y="12.048cm">
          <text:p text:style-name="P1"><text:span text:style-name="T3">M</text:span><text:span text:style-name="T3">y</text:span><text:span text:style-name="T3">E</text:span><text:span text:style-name="T3">x</text:span><text:span text:style-name="T3">c</text:span><text:span text:style-name="T3">e</text:span><text:span text:style-name="T3">p</text:span><text:span text:style-name="T3">t</text:span><text:span text:style-name="T3">i</text:span><text:span text:style-name="T3">o</text:span><text:span text:style-name="T3">n</text:span></text:p>
          <text:p text:style-name="P1"><text:span text:style-name="T4">(</text:span><text:span text:style-name="T4">C</text:span><text:span text:style-name="T4">h</text:span><text:span text:style-name="T4">e</text:span><text:span text:style-name="T4">c</text:span><text:span text:style-name="T4">k</text:span><text:span text:style-name="T4">e</text:span><text:span text:style-name="T4">d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xml:id="id11" draw:id="id11" draw:layer="layout" svg:width="6.731cm" svg:height="1.651cm" svg:x="9.48cm" svg:y="16.048cm">
          <text:p text:style-name="P1"><text:span text:style-name="T3">M</text:span><text:span text:style-name="T3">y</text:span><text:span text:style-name="T3">R</text:span><text:span text:style-name="T3">u</text:span><text:span text:style-name="T3">n</text:span><text:span text:style-name="T3">t</text:span><text:span text:style-name="T3">i</text:span><text:span text:style-name="T3">m</text:span><text:span text:style-name="T3">e</text:span><text:span text:style-name="T3">E</text:span><text:span text:style-name="T3">x</text:span><text:span text:style-name="T3">c</text:span><text:span text:style-name="T3">e</text:span><text:span text:style-name="T3">p</text:span><text:span text:style-name="T3">t</text:span><text:span text:style-name="T3">i</text:span><text:span text:style-name="T3">o</text:span><text:span text:style-name="T3">n</text:span></text:p>
          <text:p text:style-name="P1"><text:span text:style-name="T4">(</text:span><text:span text:style-name="T4">U</text:span><text:span text:style-name="T4">n</text:span><text:span text:style-name="T4">c</text:span><text:span text:style-name="T4">h</text:span><text:span text:style-name="T4">e</text:span><text:span text:style-name="T4">c</text:span><text:span text:style-name="T4">k</text:span><text:span text:style-name="T4">e</text:span><text:span text:style-name="T4">d</text:span><text:span text:style-name="T4">)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4.826cm" svg:y1="12.048cm" svg:x2="8.826cm" svg:y2="9.699cm" draw:start-shape="id9" draw:start-glue-point="0" draw:end-shape="id10" draw:end-glue-point="2" svg:d="M4826 12048l4000-2349" svg:viewBox="0 0 4001 2350">
          <text:p/>
        </draw:connector>
        <draw:connector draw:style-name="gr12" draw:text-style-name="P3" draw:layer="layout" draw:type="line" svg:x1="12.845cm" svg:y1="12.048cm" svg:x2="8.826cm" svg:y2="9.699cm" draw:end-shape="id10" draw:end-glue-point="2" svg:d="M12845 12048l-4019-2349" svg:viewBox="0 0 4020 2350">
          <text:p/>
        </draw:connector>
        <draw:connector draw:style-name="gr12" draw:text-style-name="P3" draw:layer="layout" draw:type="line" svg:x1="12.845cm" svg:y1="16.048cm" svg:x2="12.845cm" svg:y2="13.699cm" draw:start-shape="id11" draw:start-glue-point="0" svg:d="M12845 16048v-2349" svg:viewBox="0 0 1 2350">
          <text:p/>
        </draw:connector>
        <draw:connector draw:style-name="gr12" draw:text-style-name="P3" draw:layer="layout" draw:type="line" svg:x1="8.826cm" svg:y1="8.048cm" svg:x2="12.845cm" svg:y2="5.699cm" draw:start-shape="id10" draw:start-glue-point="0" draw:end-shape="id12" draw:end-glue-point="2" svg:d="M8826 8048l4019-2349" svg:viewBox="0 0 4020 2350">
          <text:p/>
        </draw:connector>
        <draw:connector draw:style-name="gr12" draw:text-style-name="P3" draw:layer="layout" draw:type="line" svg:x1="16.826cm" svg:y1="8.048cm" svg:x2="12.845cm" svg:y2="5.699cm" draw:start-shape="id13" draw:start-glue-point="0" draw:end-shape="id12" draw:end-glue-point="2" svg:d="M16826 8048l-3981-2349" svg:viewBox="0 0 3982 2350">
          <text:p/>
        </draw:connector>
      </draw:page>
      <draw:page draw:name="page3" draw:style-name="dp1" draw:master-page-name="Default">
        <draw:custom-shape draw:style-name="gr18" draw:text-style-name="P11" draw:layer="layout" svg:width="14.478cm" svg:height="9.144cm" svg:x="3.667cm" svg:y="3.1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4.478cm" svg:height="8.509cm" svg:x="3.667cm" svg:y="3.7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08cm" svg:height="1.27cm" svg:x="10.667cm" svg:y="5.494cm">
          <text:p text:style-name="P1"><text:span text:style-name="T5">gtan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5.08cm" svg:height="1.27cm" svg:x="10.667cm" svg:y="7.494cm">
          <text:p text:style-name="P1"><text:span text:style-name="T6">******</text:span></text:p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3.461cm" svg:height="0.962cm" svg:x="6.48cm" svg:y="7.658cm">
          <draw:text-box>
            <text:p>Password:</text:p>
          </draw:text-box>
        </draw:frame>
        <draw:frame draw:style-name="gr22" draw:text-style-name="P4" draw:layer="layout" svg:width="3.601cm" svg:height="0.962cm" svg:x="6.481cm" svg:y="5.658cm">
          <draw:text-box>
            <text:p>Username:</text:p>
          </draw:text-box>
        </draw:frame>
        <draw:custom-shape draw:style-name="gr18" draw:text-style-name="P11" draw:layer="layout" svg:width="14.478cm" svg:height="9.144cm" svg:x="3.667cm" svg:y="15.1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4.478cm" svg:height="8.509cm" svg:x="3.667cm" svg:y="15.7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08cm" svg:height="1.27cm" svg:x="10.667cm" svg:y="17.494cm">
          <text:p text:style-name="P1"><text:span text:style-name="T5">‘ </text:span><text:span text:style-name="T5">OR </text:span><text:span text:style-name="T5">1=1;/*’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5.08cm" svg:height="1.27cm" svg:x="10.667cm" svg:y="19.494cm">
          <text:p text:style-name="P1"><text:span text:style-name="T6">*</text:span><text:span text:style-name="T6">*</text:span><text:span text:style-name="T6">*</text:span><text:span text:style-name="T6">*</text:span><text:span text:style-name="T6">*</text:span><text:span text:style-name="T6">*</text:span></text:p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3.461cm" svg:height="0.962cm" svg:x="6.48cm" svg:y="19.658cm">
          <draw:text-box>
            <text:p>Password:</text:p>
          </draw:text-box>
        </draw:frame>
        <draw:frame draw:style-name="gr22" draw:text-style-name="P4" draw:layer="layout" svg:width="3.601cm" svg:height="0.962cm" svg:x="6.481cm" svg:y="17.658cm">
          <draw:text-box>
            <text:p>Username:</text:p>
          </draw:text-box>
        </draw:frame>
      </draw:page>
      <draw:page draw:name="page4" draw:style-name="dp1" draw:master-page-name="Default">
        <draw:custom-shape draw:style-name="gr18" draw:text-style-name="P11" draw:layer="layout" svg:width="14.478cm" svg:height="9.144cm" svg:x="3.667cm" svg:y="2.15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4.478cm" svg:height="8.509cm" svg:x="3.667cm" svg:y="2.7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08cm" svg:height="1.27cm" svg:x="10.667cm" svg:y="4.494cm">
          <text:p text:style-name="P1"><text:span text:style-name="T2">‘</text:span><text:span text:style-name="T2">; drop TABLE</text:span></text:p>
          <text:p text:style-name="P1"><text:span text:style-name="T2"><text:s/></text:span><text:span text:style-name="T2">Accounts;/*’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5.08cm" svg:height="1.27cm" svg:x="10.667cm" svg:y="6.494cm">
          <text:p text:style-name="P1"><text:span text:style-name="T6">******</text:span></text:p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3.461cm" svg:height="0.962cm" svg:x="6.48cm" svg:y="6.658cm">
          <draw:text-box>
            <text:p>Password:</text:p>
          </draw:text-box>
        </draw:frame>
        <draw:frame draw:style-name="gr22" draw:text-style-name="P4" draw:layer="layout" svg:width="3.601cm" svg:height="0.962cm" svg:x="6.481cm" svg:y="4.658cm">
          <draw:text-box>
            <text:p>Username:</text:p>
          </draw:text-box>
        </draw:frame>
        <draw:custom-shape draw:style-name="gr18" draw:text-style-name="P11" draw:layer="layout" svg:width="14.478cm" svg:height="9.144cm" svg:x="3.667cm" svg:y="15.1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4.478cm" svg:height="8.509cm" svg:x="3.667cm" svg:y="15.794cm">
          <text:p text:style-name="P1">No matches found for sos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5.08cm" svg:height="1.27cm" svg:x="5.467cm" svg:y="17.494cm">
          <text:p text:style-name="P1"><text:span text:style-name="T6">sos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5.461cm" svg:height="1.27cm" svg:x="11.287cm" svg:y="17.51cm">
          <text:p text:style-name="P1">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8" draw:text-style-name="P11" draw:layer="layout" svg:width="14.478cm" svg:height="9.144cm" svg:x="3.667cm" svg:y="3.1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4.478cm" svg:height="8.509cm" svg:x="3.667cm" svg:y="3.794cm">
          <text:p text:style-name="P1">No matches found for sos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5.08cm" svg:height="1.27cm" svg:x="5.467cm" svg:y="5.494cm">
          <text:p text:style-name="P1"><text:span text:style-name="T6">&lt;h1&gt;sos&lt;/h1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5.461cm" svg:height="1.27cm" svg:x="11.287cm" svg:y="5.51cm">
          <text:p text:style-name="P1">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9" draw:layer="layout" svg:width="2.89cm" svg:height="1.517cm" svg:x="6.08cm" svg:y="9.573cm">
          <draw:text-box>
            <text:p><text:span text:style-name="T7">S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1-12T21:43:54.310032804</meta:creation-date>
    <dc:date>2022-04-01T12:22:48.698090532</dc:date>
    <meta:editing-duration>PT11M5S</meta:editing-duration>
    <meta:editing-cycles>3</meta:editing-cycles>
    <meta:generator>LibreOffice/7.2.5.2$Linux_X86_64 LibreOffice_project/20$Build-2</meta:generator>
    <meta:document-statistic meta:object-count="76"/>
  </office:meta>
</office:document-meta>
</file>